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text-align="justify" style:justify-single-word="false"/>
      <style:text-properties style:font-name="Century Schoolbook 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style:font-name="Century Schoolbook 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6">
      <style:paragraph-properties fo:text-align="justify" style:justify-single-word="false"/>
      <style:text-properties style:font-name="Century Schoolbook 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9">
      <style:paragraph-properties fo:text-align="justify" style:justify-single-word="false"/>
      <style:text-properties style:font-name="Century Schoolbook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0">
      <style:paragraph-properties fo:text-align="justify" style:justify-single-word="false"/>
      <style:text-properties style:font-name="Century Schoolbook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style:font-name="Century Schoolbook 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paragraph-properties fo:text-align="justify" style:justify-single-word="false"/>
      <style:text-properties style:font-name="Century Schoolbook 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8">
      <style:paragraph-properties fo:text-align="justify" style:justify-single-word="false"/>
      <style:text-properties style:font-name="Century Schoolbook 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Century Schoolbook 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Century Schoolbook L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Century Schoolbook L"/>
    </style:style>
    <style:style style:name="P22" style:family="paragraph" style:parent-style-name="Standard">
      <style:paragraph-properties fo:margin-left="0.079cm" fo:margin-right="0cm" fo:text-align="justify" style:justify-single-word="false" fo:text-indent="-0.635cm" style:auto-text-indent="false">
        <style:tab-stops/>
      </style:paragraph-properties>
      <style:text-properties style:font-name="Century Schoolbook 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6">
      <style:paragraph-properties fo:margin-left="0.079cm" fo:margin-right="0cm" fo:text-align="justify" style:justify-single-word="false" fo:text-indent="-0.635cm" style:auto-text-indent="false">
        <style:tab-stops/>
      </style:paragraph-properties>
      <style:text-properties style:font-name="Century Schoolbook 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.079cm" fo:margin-right="0cm" fo:text-align="justify" style:justify-single-word="false" fo:text-indent="-0.635cm" style:auto-text-indent="false">
        <style:tab-stops/>
      </style:paragraph-properties>
      <style:text-properties style:font-name="Century Schoolbook 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entury Schoolbook 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ação do BIND9</text:p>
      <text:p text:style-name="P2"/>
      <text:p text:style-name="P3"/>
      <text:p text:style-name="P3">Para realizar a configuração do BIND9 eu segui este vídeo.</text:p>
      <text:p text:style-name="P3">A configuração do BIND9 foi feita no debian 7 wheezy.</text:p>
      <text:p text:style-name="P3"/>
      <text:p text:style-name="P1"><text:a xlink:type="simple" xlink:href="http://www.youtube.com/watch?v=XAV25qwDBx4"><text:span text:style-name="T8">http://www.youtube.com/watch?v=XAV25qwDBx4</text:span></text:a></text:p>
      <text:p text:style-name="P3"/>
      <text:list xml:id="list255177791" text:style-name="L2">
        <text:list-item>
          <text:p text:style-name="P20"><text:span text:style-name="T2">Primeiro a fazer foi configurar o IP estaticamente.</text:span></text:p>
        </text:list-item>
      </text:list>
      <text:p text:style-name="P3"><text:span text:style-name="T1">nano /etc/network/interfaces</text:span></text:p>
      <text:p text:style-name="P3"><text:span text:style-name="T1"/></text:p>
      <text:p text:style-name="P3"><text:span text:style-name="T1"># The loopback network interface</text:span></text:p>
      <text:p text:style-name="P3"><text:span text:style-name="T1"/></text:p>
      <text:p text:style-name="P3">auto lo</text:p>
      <text:p text:style-name="P3">iface lo inet loopback</text:p>
      <text:p text:style-name="P3"></text:p>
      <text:p text:style-name="P3"># The primary network interface</text:p>
      <text:p text:style-name="P3">allow-hotplug eth0</text:p>
      <text:p text:style-name="P3">iface eth0 inet static</text:p>
      <text:p text:style-name="P3"></text:p>
      <text:p text:style-name="P3"><text:tab/>address 192.168.0.2</text:p>
      <text:p text:style-name="P3"><text:tab/>netmask 255.255.255.0</text:p>
      <text:p text:style-name="P3"><text:tab/>gateway 192.168.0.1</text:p>
      <text:p text:style-name="P3"/>
      <text:list xml:id="list1163933599" text:style-name="L3">
        <text:list-item>
          <text:p text:style-name="P21"><text:span text:style-name="T2">Alterei o nome do domínio que veio padrão com meu debian: <text:s/></text:span><text:span text:style-name="T3">“debian”</text:span></text:p>
        </text:list-item>
      </text:list>
      <text:p text:style-name="P3"><text:span text:style-name="T1">#nano /etc/hostname</text:span></text:p>
      <text:p text:style-name="P3">server</text:p>
      <text:p text:style-name="P3"/>
      <text:p text:style-name="P3">caso seja alterado o nome do domínio é necessário reiniciar a maquina, caso não, basta deixar padrão.</text:p>
      <text:p text:style-name="P3"/>
      <text:list xml:id="list1542747088" text:style-name="L4">
        <text:list-item>
          <text:p text:style-name="P4">Alterar o arquivo<text:span text:style-name="T5"> hosts </text:span>no diretório <text:span text:style-name="T1">/etc/hosts.</text:span></text:p>
          <text:p text:style-name="P4"><text:span text:style-name="T1">#nano /etc/hosts</text:span></text:p>
        </text:list-item>
      </text:list>
      <text:p text:style-name="P6"><text:span text:style-name="T1"/></text:p>
      <text:p text:style-name="P6">127.0.0.1<text:tab/>localhost</text:p>
      <text:p text:style-name="P6">127.0.1.1<text:tab/>server.uniredes.net </text:p>
      <text:p text:style-name="P6">192.168.0.2<text:tab/>server.uniredes.net</text:p>
      <text:p text:style-name="P3"/>
      <text:list xml:id="list1695426266" text:style-name="L5">
        <text:list-item>
          <text:p text:style-name="P5">Alterar o arquivo <text:span text:style-name="T7"><text:s/></text:span><text:span text:style-name="T5">resolv.conf</text:span><text:span text:style-name="T7"> </text:span>no diretório <text:span text:style-name="T1">/etc/resolv.conf</text:span></text:p>
          <text:p text:style-name="P5"><text:span text:style-name="T1">#nano /etc/resolv.conf</text:span></text:p>
          <text:p text:style-name="P5"><text:span text:style-name="T1"/></text:p>
        </text:list-item>
      </text:list>
      <text:p text:style-name="P7">nameserver 127.0.0.1</text:p>
      <text:p text:style-name="P7">nameserver 192.168.0.2</text:p>
      <text:p text:style-name="P7">search server.uniredes.net</text:p>
      <text:p text:style-name="P7"/>
      <text:p text:style-name="P12"><text:soft-page-break/>Depois feito isso reinicie a conexão com comando</text:p>
      <text:p text:style-name="P16">#/etc/init.d/networking restart</text:p>
      <text:p text:style-name="P12"/>
      <text:p text:style-name="P12">Observe se a interface eth0 está levantada </text:p>
      <text:p text:style-name="P16">#ifconfig</text:p>
      <text:p text:style-name="P16"/>
      <text:p text:style-name="P12">caso não esteja, levante.</text:p>
      <text:p text:style-name="P12"><text:span text:style-name="T1">#ifup eth0</text:span></text:p>
      <text:p text:style-name="P12"><text:span text:style-name="T1"/></text:p>
      <text:p text:style-name="P12">se estiver corretamente configurada, ela irá levantar sem problemas. </text:p>
      <text:p text:style-name="P7"/>
      <text:list xml:id="list350297310" text:style-name="L6">
        <text:list-item>
          <text:p text:style-name="P13">Editar o arquivo <text:span text:style-name="T4">named.conf.default-zone, no diretório /etc/bind</text:span></text:p>
          <text:p text:style-name="P13"><text:span text:style-name="T4"/></text:p>
          <text:p text:style-name="P23"><text:span text:style-name="T6">#nano /etc/bind/named.confi.default-zone</text:span></text:p>
        </text:list-item>
      </text:list>
      <text:p text:style-name="P22"><text:span text:style-name="T4">adicione as seguintes linhas ao final.</text:span></text:p>
      <text:p text:style-name="P24"/>
      <text:list xml:id="list712521376" text:continue-numbering="true" text:style-name="L6">
        <text:list-header>
          <text:p text:style-name="P8">zone "uniredes.net"{</text:p>
          <text:p text:style-name="P8"><text:tab/>type master;</text:p>
          <text:p text:style-name="P8"><text:tab/>file "/etc/bind/db.uniredes";</text:p>
          <text:p text:style-name="P8">};</text:p>
          <text:p text:style-name="P8"></text:p>
          <text:p text:style-name="P8">zone "0.168.192.in-addr.arpa"{</text:p>
          <text:p text:style-name="P8"><text:tab/>type master;</text:p>
          <text:p text:style-name="P8"><text:tab/>file "/etc/bind/db.inverso";</text:p>
          <text:p text:style-name="P8">};</text:p>
        </text:list-header>
      </text:list>
      <text:p text:style-name="P7"/>
      <text:p text:style-name="P12">lembrando que <text:span text:style-name="T4">“uniredes.net” </text:span>é o nome do meu domínio, utilize o nome que achar melhor.</text:p>
      <text:p text:style-name="P12"/>
      <text:list xml:id="list672316069" text:style-name="L7">
        <text:list-item>
          <text:p text:style-name="P14">Próximo passo será criar dois arquivos de banco de dados, vá para a pasta /etc/bind</text:p>
        </text:list-item>
        <text:list-item>
          <text:p text:style-name="P14">crie dois arquivos, utilizaremos o conteúdo do db.local para criar nossos arquivos.</text:p>
          <text:p text:style-name="P17">#cp db.local db.uniredes</text:p>
          <text:p text:style-name="P17">#cp db.local db.inverso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47022904" text:continue-numbering="true" text:style-name="L7">
        <text:list-item>
          <text:p text:style-name="P14"><text:soft-page-break/>Edite o arquivo <text:span text:style-name="T5">db.uniredes </text:span><text:s/>com o seguinte conteúdo.</text:p>
        </text:list-item>
      </text:list>
      <text:p text:style-name="P12"/>
      <text:p text:style-name="P12">; BIND data file for local loopback interface</text:p>
      <text:p text:style-name="P12">;</text:p>
      <text:p text:style-name="P12">$TTL<text:tab/>604800</text:p>
      <text:p text:style-name="P12">@<text:tab/>IN<text:tab/>SOA<text:tab/>@ <text:s text:c="5"/>root.uniredes.net. (</text:p>
      <text:p text:style-name="P12"><text:tab/><text:tab/><text:tab/> <text:s text:c="3"/>100<text:tab/><text:tab/>; Serial</text:p>
      <text:p text:style-name="P12"><text:tab/><text:tab/><text:tab/> 604800<text:tab/><text:tab/>; Refresh</text:p>
      <text:p text:style-name="P12"><text:tab/><text:tab/><text:tab/> <text:s/>86400<text:tab/><text:tab/>; Retry</text:p>
      <text:p text:style-name="P12"><text:tab/><text:tab/><text:tab/>2419200<text:tab/><text:tab/>; Expire</text:p>
      <text:p text:style-name="P12"><text:tab/><text:tab/><text:tab/> 604800 )<text:tab/>; Negative Cache TTL</text:p>
      <text:p text:style-name="P12">;</text:p>
      <text:p text:style-name="P12">@<text:tab/>IN<text:tab/>NS<text:tab/>@</text:p>
      <text:p text:style-name="P12"><text:tab/>IN<text:tab/>A<text:tab/>127.0.0.1</text:p>
      <text:p text:style-name="P12">server<text:tab/>IN<text:tab/>A<text:tab/>192.168.0.2</text:p>
      <text:p text:style-name="P7"/>
      <text:list xml:id="list862371978" text:style-name="L8">
        <text:list-item>
          <text:p text:style-name="P15">Edite o arquivo <text:span text:style-name="T4">db.inverso </text:span>com o seguinte conteúdo.</text:p>
        </text:list-item>
      </text:list>
      <text:p text:style-name="P12"/>
      <text:p text:style-name="P12">; BIND data file for local loopback interface</text:p>
      <text:p text:style-name="P12">;</text:p>
      <text:p text:style-name="P12">$TTL<text:tab/>604800</text:p>
      <text:p text:style-name="P12">@<text:tab/>IN<text:tab/>SOA<text:tab/>uniredes.net. root.uniredes.net. (</text:p>
      <text:p text:style-name="P12"><text:tab/><text:tab/><text:tab/> 2011663000<text:tab/>; Serial</text:p>
      <text:p text:style-name="P12"><text:tab/><text:tab/><text:tab/> 604800<text:tab/><text:tab/>; Refresh</text:p>
      <text:p text:style-name="P12"><text:tab/><text:tab/><text:tab/> <text:s/>86400<text:tab/><text:tab/>; Retry</text:p>
      <text:p text:style-name="P12"><text:tab/><text:tab/><text:tab/>2419200<text:tab/><text:tab/>; Expire</text:p>
      <text:p text:style-name="P12"><text:tab/><text:tab/><text:tab/> 604800 )<text:tab/>; Negative Cache TTL</text:p>
      <text:p text:style-name="P12">;</text:p>
      <text:p text:style-name="P12">@<text:tab/>IN<text:tab/>A<text:tab/>127.0.0.1</text:p>
      <text:p text:style-name="P12">mail<text:tab/>IN<text:tab/>A<text:tab/>127.0.0.1</text:p>
      <text:p text:style-name="P12">gg<text:tab/>IN<text:tab/>A<text:tab/>127.0.0.1</text:p>
      <text:p text:style-name="P12"><text:tab/>IN <text:tab/>A<text:tab/>uniredes.net.</text:p>
      <text:p text:style-name="P12">7<text:tab/>IN <text:tab/>PTR<text:tab/>server.uniredes.net.</text:p>
      <text:p text:style-name="P6"/>
      <text:list xml:id="list1771282778" text:style-name="L9">
        <text:list-item>
          <text:p text:style-name="P10">Reinicie o bind9</text:p>
        </text:list-item>
      </text:list>
      <text:p text:style-name="P18">#service bind9 restart</text:p>
      <text:p text:style-name="P18"/>
      <text:p text:style-name="P9">se tudo estiver ok ele reiniciará.</text:p>
      <text:p text:style-name="P9"/>
      <text:list xml:id="list2146787797" text:style-name="L10">
        <text:list-item>
          <text:p text:style-name="P11">Agora você pode fazer uns testes e saber se tudo foi configurado corretamente.</text:p>
        </text:list-item>
      </text:list>
      <text:p text:style-name="P18">#nslookup server.uniredes.net</text:p>
      <text:p text:style-name="P3">Server:<text:tab/><text:tab/>127.0.0.1</text:p>
      <text:p text:style-name="P3">Address:<text:tab/>127.0.0.1#53</text:p>
      <text:p text:style-name="P3"></text:p>
      <text:p text:style-name="P3">Name:<text:tab/>server.uniredes.net</text:p>
      <text:p text:style-name="P3">Address: 192.168.0.2</text:p>
      <text:p text:style-name="P19"><text:soft-page-break/>#nslookup localhost</text:p>
      <text:p text:style-name="P19"/>
      <text:p text:style-name="P19"/>
      <text:p text:style-name="P3">Server:<text:tab/><text:tab/>127.0.0.1</text:p>
      <text:p text:style-name="P3">Address:<text:tab/>127.0.0.1#53</text:p>
      <text:p text:style-name="P3"></text:p>
      <text:p text:style-name="P3">Name:<text:tab/>localhost</text:p>
      <text:p text:style-name="P3">Address: 127.0.0.1</text:p>
      <text:p text:style-name="P3"/>
      <text:p text:style-name="P19">#ping server.uniredes.net</text:p>
      <text:p text:style-name="P19"/>
      <text:p text:style-name="P3">PING server.uniredes.net (127.0.1.1) 56(84) bytes of data.</text:p>
      <text:p text:style-name="P3">64 bytes from server.uniredes.net (127.0.1.1): icmp_req=1 ttl=64 time=0.032 ms</text:p>
      <text:p text:style-name="P3">64 bytes from server.uniredes.net (127.0.1.1): icmp_req=2 ttl=64 time=0.023 ms</text:p>
      <text:p text:style-name="P3">64 bytes from server.uniredes.net (127.0.1.1): icmp_req=3 ttl=64 time=0.027 ms</text:p>
      <text:p text:style-name="P3">64 bytes from server.uniredes.net (127.0.1.1): icmp_req=4 ttl=64 time=0.032 ms</text:p>
      <text:p text:style-name="P3"/>
      <text:p text:style-name="P3">Está é apenas uma configuração básica do BIND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ifpb</meta:initial-creator>
    <meta:creation-date>2013-10-10T12:56:23</meta:creation-date>
    <dc:date>2013-10-10T13:44:33</dc:date>
    <dc:creator>Aluno ifpb</dc:creator>
    <meta:editing-duration>PT32M5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4" meta:paragraph-count="108" meta:word-count="474" meta:character-count="3313" meta:non-whitespace-character-count="2825"/>
  </office:meta>
</office:document-meta>
</file>